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26224B02B207B4E3720.png" manifest:media-type="image/png"/>
  <manifest:file-entry manifest:full-path="Pictures/100000010000034900000229E6160D3659620D98.png" manifest:media-type="image/png"/>
  <manifest:file-entry manifest:full-path="Pictures/100000010000034900000229FCF6AC0B8117B7DF.png" manifest:media-type="image/png"/>
  <manifest:file-entry manifest:full-path="Pictures/10000001000003490000022908319A71699B0A75.png" manifest:media-type="image/png"/>
  <manifest:file-entry manifest:full-path="Pictures/100000010000034900000229245B36136A5B6057.png" manifest:media-type="image/png"/>
  <manifest:file-entry manifest:full-path="Pictures/1000000100000349000002293317ED9EFF1B56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4fa" officeooo:paragraph-rsid="0014a4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frame draw:style-name="fr1" draw:name="Image1" text:anchor-type="char" svg:width="17cm" svg:height="11.178cm" draw:z-index="0"><draw:image xlink:href="Pictures/1000000100000349000002293317ED9EFF1B5634.png" xlink:type="simple" xlink:show="embed" xlink:actuate="onLoad" draw:mime-type="image/png"/></draw:frame><text:s text:c="3"/></text:p>
      <text:p text:style-name="P1"/>
      <text:p text:style-name="P1"><draw:frame draw:style-name="fr2" draw:name="Image2" text:anchor-type="char" svg:x="0.238cm" svg:y="0.661cm" svg:width="17cm" svg:height="11.178cm" draw:z-index="1"><draw:image xlink:href="Pictures/100000010000034900000229245B36136A5B6057.png" xlink:type="simple" xlink:show="embed" xlink:actuate="onLoad" draw:mime-type="image/png"/></draw:frame></text:p>
      <text:p text:style-name="P1"/>
      <text:p text:style-name="P1"><draw:frame draw:style-name="fr2" draw:name="Image3" text:anchor-type="char" svg:x="0cm" svg:y="0.191cm" svg:width="16.281cm" svg:height="10.705cm" draw:z-index="2"><draw:image xlink:href="Pictures/10000001000003490000022908319A71699B0A75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4" text:anchor-type="char" svg:x="0.9cm" svg:y="0.164cm" svg:width="17cm" svg:height="11.178cm" draw:z-index="3"><draw:image xlink:href="Pictures/100000010000034900000229FCF6AC0B8117B7DF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><draw:frame draw:style-name="fr1" draw:name="Image5" text:anchor-type="char" svg:width="17cm" svg:height="11.178cm" draw:z-index="4"><draw:image xlink:href="Pictures/100000010000034900000229E6160D3659620D98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6" text:anchor-type="char" svg:width="17cm" svg:height="12.33cm" draw:z-index="5"><draw:image xlink:href="Pictures/10000001000003490000026224B02B207B4E3720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20:33:07.865089754</meta:creation-date>
    <dc:date>2023-07-21T20:37:34.196071957</dc:date>
    <meta:editing-duration>PT4M59S</meta:editing-duration>
    <meta:editing-cycles>1</meta:editing-cycles>
    <meta:document-statistic meta:table-count="0" meta:image-count="6" meta:object-count="0" meta:page-count="4" meta:paragraph-count="2" meta:word-count="0" meta:character-count="5" meta:non-whitespace-character-count="0"/>
    <meta:generator>LibreOffice/7.3.7.2$Linux_X86_64 LibreOffice_project/30$Build-2</meta:generator>
  </office:meta>
</office:document-meta>
</file>